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2eeb" officeooo:paragraph-rsid="00182eeb" style:font-weight-asian="bold" style:font-weight-complex="bold"/>
    </style:style>
    <style:style style:name="P2" style:family="paragraph" style:parent-style-name="Standard">
      <style:text-properties fo:font-weight="normal" officeooo:rsid="00182eeb" officeooo:paragraph-rsid="00182ee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FACE </text:p>
      <text:p text:style-name="P1"/>
      <text:p text:style-name="P1">CODE <text:s/>:</text:p>
      <text:p text:style-name="P1"/>
      <text:p text:style-name="P2">interface Animal</text:p>
      <text:p text:style-name="P2">{</text:p>
      <text:p text:style-name="P2"><text:s text:c="4"/>public void Eat();</text:p>
      <text:p text:style-name="P2"><text:s text:c="4"/>public void Sleep();</text:p>
      <text:p text:style-name="P2">}</text:p>
      <text:p text:style-name="P2">class Dog implements Animal</text:p>
      <text:p text:style-name="P2">{</text:p>
      <text:p text:style-name="P2"><text:s text:c="4"/>public void Eat()</text:p>
      <text:p text:style-name="P2"><text:s text:c="4"/>{</text:p>
      <text:p text:style-name="P2"><text:s text:c="8"/>System.out.println("Dog is eating ");</text:p>
      <text:p text:style-name="P2"><text:s text:c="4"/>}</text:p>
      <text:p text:style-name="P2"><text:s text:c="4"/>public void Sleep()</text:p>
      <text:p text:style-name="P2"><text:s text:c="4"/>{</text:p>
      <text:p text:style-name="P2"><text:s text:c="8"/>System.out.println("Dog is sleeping");</text:p>
      <text:p text:style-name="P2"><text:s text:c="4"/>}</text:p>
      <text:p text:style-name="P2"><text:s text:c="4"/>public static void main(String[] args)</text:p>
      <text:p text:style-name="P2"><text:s text:c="4"/>{</text:p>
      <text:p text:style-name="P2"><text:s text:c="8"/>Dog d1 = new Dog();</text:p>
      <text:p text:style-name="P2"><text:s text:c="8"/>d1.Eat();</text:p>
      <text:p text:style-name="P2"><text:s text:c="8"/>d1.Sleep();</text:p>
      <text:p text:style-name="P2"><text:s text:c="4"/>}</text:p>
      <text:p text:style-name="P2">}</text:p>
      <text:p text:style-name="P2"/>
      <text:p text:style-name="P1">OUTPUT :</text:p>
      <text:p text:style-name="P1"/>
      <text:p text:style-name="P2">Dog is eating </text:p>
      <text:p text:style-name="P2">Dog is sleeping</text:p>
      <text:p text:style-name="P2"/>
      <text:p text:style-name="P2">=== Code Execution Successful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49:22.685018690</meta:creation-date>
    <dc:date>2024-09-19T11:52:30.557453724</dc:date>
    <meta:editing-duration>PT3M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63" meta:character-count="450" meta:non-whitespace-character-count="328"/>
  </office:meta>
</office:document-meta>
</file>